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4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5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6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<text:span text:style-name="T1">TODO</text:span>: </text:p>
      <text:list xml:id="list1384864234912208197" text:style-name="L1">
        <text:list-item>
          <text:p text:style-name="P6">Studienplan duplizieren, löschen; </text:p>
        </text:list-item>
        <text:list-item>
          <text:p text:style-name="P5">Modul finden; </text:p>
        </text:list-item>
        <text:list-item>
          <text:p text:style-name="P5">Präferieren von Wahl(!)-Modulen;</text:p>
        </text:list-item>
        <text:list-item>
          <text:p text:style-name="P5">Details in Tabelle anzeigen, </text:p>
        </text:list-item>
        <text:list-item>
          <text:p text:style-name="P5">Studienpläne verifizieren, </text:p>
        </text:list-item>
        <text:list-item>
          <text:p text:style-name="P5">Studienpläne vergleichen, </text:p>
        </text:list-item>
        <text:list-item>
          <text:p text:style-name="P5">Unterstudienpläne ansehen, löschen und bearbeiten</text:p>
        </text:list-item>
        <text:list-item>
          <text:p text:style-name="P5">Fehler-Anwendungsfälle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Times New Roman" style:language-asian="de" style:country-asian="DE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initial-creator>Niklas Uhl</meta:initial-creator>
    <dc:creator>Daniel Jungkind</dc:creator>
    <meta:creation-date>2016-11-14T09:31:00Z</meta:creation-date>
    <dc:date>2016-11-15T16:41:07.19</dc:date>
    <meta:editing-cycles>4</meta:editing-cycles>
    <meta:editing-duration>PT41M36S</meta:editing-duration>
    <meta:document-statistic meta:table-count="5" meta:image-count="0" meta:object-count="0" meta:page-count="2" meta:paragraph-count="90" meta:word-count="405" meta:character-count="3378"/>
    <meta:template xlink:type="simple" xlink:actuate="onRequest" xlink:title="" xlink:href="Normal.dotm"/>
  </office:meta>
</office:document-meta>
</file>